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aleway" svg:font-family="Raleway, Arial, Helvetica, sans-serif"/>
    <style:font-face style:name="urw-din" svg:font-family="urw-din, sans-serif"/>
    <style:font-face style:name="var font-din" svg:font-family="'var font-di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2">
      <loext:graphic-properties draw:fill="solid" draw:fill-color="#e0e0e0" draw:opacity="100%"/>
      <style:paragraph-properties fo:margin-left="0.3752in" fo:margin-right="0in" fo:margin-top="0in" fo:margin-bottom="0.1043in" loext:contextual-spacing="false" fo:line-height="158%" fo:text-align="start" style:justify-single-word="false" fo:orphans="2" fo:widows="2" fo:text-indent="0in" style:auto-text-indent="false" fo:background-color="#e0e0e0" fo:padding="0in" fo:border="none"/>
      <style:text-properties fo:font-variant="normal" fo:text-transform="none" style:font-name="Consolas" fo:font-size="11.25pt" fo:letter-spacing="normal" fo:font-style="normal" fo:font-weight="normal"/>
    </style:style>
    <style:style style:name="P2" style:family="paragraph" style:parent-style-name="Preformatted_20_Text" style:list-style-name="L2">
      <loext:graphic-properties draw:fill="solid" draw:fill-color="#e0e0e0" draw:opacity="100%"/>
      <style:paragraph-properties fo:margin-left="0in" fo:margin-right="0in" fo:margin-top="0in" fo:margin-bottom="0.1043in" loext:contextual-spacing="false" fo:line-height="158%" fo:text-align="start" style:justify-single-word="false" fo:orphans="2" fo:widows="2" fo:text-indent="0in" style:auto-text-indent="false" fo:background-color="#e0e0e0" fo:padding="0in" fo:border="none"/>
      <style:text-properties fo:font-variant="normal" fo:text-transform="none" style:font-name="Consolas" fo:font-size="11.25pt" fo:letter-spacing="normal" fo:font-style="normal" fo:font-weight="normal"/>
    </style:style>
    <style:style style:name="P3" style:family="paragraph" style:parent-style-name="Standard">
      <style:text-properties fo:font-size="20pt" officeooo:rsid="000de112" officeooo:paragraph-rsid="000de112" style:font-size-asian="20pt" style:font-size-complex="20pt"/>
    </style:style>
    <style:style style:name="P4" style:family="paragraph" style:parent-style-name="Standard">
      <style:text-properties fo:font-size="20pt" officeooo:rsid="000de112" officeooo:paragraph-rsid="000fbea3" style:font-size-asian="20pt" style:font-size-complex="20pt"/>
    </style:style>
    <style:style style:name="P5" style:family="paragraph" style:parent-style-name="Text_20_body">
      <style:text-properties fo:font-size="20pt" officeooo:rsid="000de112" officeooo:paragraph-rsid="000de112" style:font-size-asian="20pt" style:font-size-complex="20pt"/>
    </style:style>
    <style:style style:name="P6" style:family="paragraph" style:parent-style-name="Text_20_body">
      <style:text-properties fo:font-variant="normal" fo:text-transform="none" style:font-name="var font-din" fo:font-size="12pt" fo:font-style="normal" fo:font-weight="normal" officeooo:rsid="000de112" officeooo:paragraph-rsid="000de112" style:font-size-asian="20pt" style:font-size-complex="20pt"/>
    </style:style>
    <style:style style:name="P7" style:family="paragraph" style:parent-style-name="Text_20_body">
      <style:text-properties fo:font-variant="normal" fo:text-transform="none" style:font-name="var font-din" fo:font-size="12pt" fo:font-style="normal" fo:font-weight="bold" officeooo:rsid="000de112" officeooo:paragraph-rsid="000de112" style:font-size-asian="20pt" style:font-size-complex="20pt" loext:padding="0in" loext:border="none"/>
    </style:style>
    <style:style style:name="P8" style:family="paragraph" style:parent-style-name="Text_20_body" style:list-style-name="L6">
      <style:paragraph-properties fo:orphans="2" fo:widows="2"/>
    </style:style>
    <style:style style:name="P9"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font-name="var font-din" fo:font-size="12pt" fo:font-style="normal" fo:font-weight="normal"/>
    </style:style>
    <style:style style:name="P10"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style>
    <style:style style:name="P11"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font-name="urw-din" fo:font-size="12pt" fo:font-style="normal" fo:font-weight="normal"/>
    </style:style>
    <style:style style:name="P12"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text-properties fo:font-variant="normal" fo:text-transform="none" style:font-name="var font-din" fo:font-size="12pt" fo:font-style="normal" fo:font-weight="normal"/>
    </style:style>
    <style:style style:name="P13"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text-properties fo:font-variant="normal" fo:text-transform="none" style:font-name="urw-din" fo:font-size="12pt" fo:font-style="normal" fo:font-weight="bold" loext:padding="0in" loext:border="none"/>
    </style:style>
    <style:style style:name="P14"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text-properties fo:font-variant="normal" fo:text-transform="none" style:font-name="urw-din" fo:font-size="12pt" fo:font-style="normal" fo:font-weight="normal"/>
    </style:style>
    <style:style style:name="P15" style:family="paragraph" style:parent-style-name="Text_20_body">
      <style:paragraph-properties fo:margin-left="0in" fo:margin-right="0in" fo:margin-top="0in" fo:margin-bottom="0.2083in" loext:contextual-spacing="false" fo:orphans="2" fo:widows="2" fo:text-indent="0in" style:auto-text-indent="false"/>
    </style:style>
    <style:style style:name="P16" style:family="paragraph" style:parent-style-name="Text_20_body" style:list-style-name="L6">
      <style:paragraph-properties fo:margin-top="0in" fo:margin-bottom="0in" loext:contextual-spacing="false" fo:orphans="2" fo:widows="2"/>
    </style:style>
    <style:style style:name="P17" style:family="paragraph" style:parent-style-name="Text_20_body" style:list-style-name="L1">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var font-din" fo:font-size="12pt" fo:letter-spacing="normal" fo:font-style="normal" fo:font-weight="normal"/>
    </style:style>
    <style:style style:name="P18" style:family="paragraph" style:parent-style-name="Text_20_body" style:list-style-name="L3">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urw-din" fo:font-size="12pt" fo:letter-spacing="normal" fo:font-style="normal" fo:font-weight="normal"/>
    </style:style>
    <style:style style:name="P19" style:family="paragraph" style:parent-style-name="Text_20_body" style:list-style-name="L4">
      <style:paragraph-properties fo:margin-left="0.3752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style:font-name="urw-din" fo:font-size="12pt" fo:letter-spacing="normal" fo:font-style="normal" fo:font-weight="normal"/>
    </style:style>
    <style:style style:name="P20" style:family="paragraph" style:parent-style-name="Text_20_body" style:list-style-name="L2">
      <style:paragraph-properties fo:margin-left="0.3752in" fo:margin-right="0in" fo:margin-top="0in" fo:margin-bottom="0in" loext:contextual-spacing="false" fo:line-height="158%" fo:text-align="start" style:justify-single-word="false" fo:orphans="2" fo:widows="2" fo:text-indent="0in" style:auto-text-indent="false" fo:padding="0in" fo:border="none"/>
    </style:style>
    <style:style style:name="P21" style:family="paragraph" style:parent-style-name="Text_20_body" style:list-style-name="L5">
      <style:paragraph-properties fo:margin-left="0.3752in" fo:margin-right="0in" fo:margin-top="0in" fo:margin-bottom="0in" loext:contextual-spacing="false" fo:line-height="158%" fo:text-align="start" style:justify-single-word="false" fo:orphans="2" fo:widows="2" fo:text-indent="0in" style:auto-text-indent="false" fo:padding="0in" fo:border="none"/>
    </style:style>
    <style:style style:name="T1" style:family="text">
      <style:text-properties fo:font-size="24pt" style:font-size-asian="24pt" style:font-size-complex="24pt"/>
    </style:style>
    <style:style style:name="T2" style:family="text">
      <style:text-properties fo:font-weight="bold" loext:padding="0in" loext:border="none"/>
    </style:style>
    <style:style style:name="T3" style:family="text">
      <style:text-properties fo:font-variant="normal" fo:text-transform="none" style:font-name="var font-din" fo:font-size="12pt" fo:letter-spacing="normal" fo:font-style="normal" fo:font-weight="normal"/>
    </style:style>
    <style:style style:name="T4" style:family="text">
      <style:text-properties fo:font-variant="normal" fo:text-transform="none" style:font-name="var font-din" fo:font-size="12pt" fo:letter-spacing="normal" fo:font-style="normal" fo:font-weight="normal" loext:padding="0in" loext:border="none"/>
    </style:style>
    <style:style style:name="T5" style:family="text">
      <style:text-properties fo:font-variant="normal" fo:text-transform="none" style:font-name="urw-din" fo:font-size="12pt" fo:letter-spacing="normal" fo:font-style="normal" fo:font-weight="normal"/>
    </style:style>
    <style:style style:name="T6" style:family="text">
      <style:text-properties fo:font-variant="normal" fo:text-transform="none" style:font-name="urw-din" fo:font-size="12pt" fo:letter-spacing="normal" fo:font-style="normal" fo:font-weight="normal" loext:padding="0in" loext:border="none"/>
    </style:style>
    <style:style style:name="T7" style:family="text">
      <style:text-properties fo:font-variant="normal" fo:text-transform="none" style:font-name="urw-din" fo:font-size="12pt" fo:letter-spacing="normal" fo:font-style="normal" fo:font-weight="normal" officeooo:rsid="000de112" style:font-size-asian="20pt" style:font-size-complex="20pt"/>
    </style:style>
    <style:style style:name="T8" style:family="text">
      <style:text-properties fo:font-variant="normal" fo:text-transform="none" style:font-name="urw-din" fo:font-size="12pt" fo:letter-spacing="normal" fo:font-style="normal" fo:font-weight="normal" officeooo:rsid="000de112" style:font-size-asian="20pt" style:font-size-complex="20pt" loext:padding="0in" loext:border="none"/>
    </style:style>
    <style:style style:name="T9" style:family="text">
      <style:text-properties fo:font-variant="normal" fo:text-transform="none" style:font-name="urw-din" fo:font-size="9pt" fo:letter-spacing="normal" fo:font-style="normal" fo:font-weight="normal" loext:padding="0in" loext:border="none"/>
    </style:style>
    <style:style style:name="T10" style:family="text">
      <style:text-properties fo:font-variant="normal" fo:text-transform="none" style:font-name="urw-din" fo:font-size="13pt" fo:letter-spacing="normal" fo:font-style="normal" fo:font-weight="normal" style:font-size-asian="13pt" style:font-size-complex="13pt" loext:padding="0in" loext:border="none"/>
    </style:style>
    <style:style style:name="T11" style:family="text">
      <style:text-properties fo:font-variant="normal" fo:text-transform="none" fo:letter-spacing="normal"/>
    </style:style>
    <style:style style:name="T12" style:family="text">
      <style:text-properties fo:font-variant="normal" fo:text-transform="none" fo:color="#747474" style:font-name="Raleway" fo:font-size="12pt" fo:letter-spacing="normal" fo:font-style="normal" fo:font-weight="bold"/>
    </style:style>
    <style:style style:name="T13" style:family="text">
      <style:text-properties fo:font-variant="normal" fo:text-transform="none" fo:color="#747474" style:font-name="Raleway" fo:font-size="12pt" fo:letter-spacing="normal" fo:font-style="normal" fo:font-weight="normal"/>
    </style:style>
    <style:style style:name="T14" style:family="text">
      <style:text-properties fo:font-variant="normal" fo:text-transform="none" fo:color="#747474" style:font-name="Raleway" fo:letter-spacing="normal" fo:font-style="normal" fo:font-weight="bold"/>
    </style:style>
    <style:style style:name="T15" style:family="text">
      <style:text-properties fo:font-variant="normal" fo:text-transform="none" fo:color="#747474" style:font-name="Raleway" fo:font-size="13pt" fo:letter-spacing="normal" fo:font-style="normal" fo:font-weight="bold" style:font-size-asian="13pt" style:font-size-complex="13pt"/>
    </style:style>
    <style:style style:name="T16" style:family="text">
      <style:text-properties fo:font-variant="normal" fo:text-transform="none" fo:color="#747474" style:font-name="Raleway" fo:font-size="13pt" fo:letter-spacing="normal" fo:font-style="normal" fo:font-weight="bold" officeooo:rsid="0011e6b6" style:font-size-asian="13pt" style:font-size-complex="13pt"/>
    </style:style>
    <style:style style:name="T17" style:family="text">
      <style:text-properties fo:letter-spacing="normal" fo:font-weight="normal" officeooo:rsid="000de112" style:font-size-asian="20pt" style:font-size-complex="20pt"/>
    </style:style>
    <style:style style:name="T18" style:family="text">
      <style:text-properties fo:letter-spacing="normal" fo:font-weight="bold" officeooo:rsid="000de112" style:font-size-asian="20pt" style:font-size-complex="20pt" loext:padding="0in" loext:border="none"/>
    </style:style>
    <style:style style:name="T19" style:family="text">
      <style:text-properties fo:letter-spacing="normal" officeooo:rsid="000de112" style:font-size-asian="20pt" style:font-size-complex="20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18"/><text:span text:style-name="T1"><text:s/>Computer Architecture Research </text:span></text:p>
      <text:p text:style-name="P3"><text:span text:style-name="T1"/></text:p>
      <text:p text:style-name="P3">Topic : The Cache Memory and How To Improve It</text:p>
      <text:p text:style-name="P3"/>
      <text:p text:style-name="P3"/>
      <text:p text:style-name="P3">Authors:</text:p>
      <text:p text:style-name="P3">Ibrahim Abdullahi Sheikh -</text:p>
      <text:p text:style-name="P3">Abdalla Awadh Omar</text:p>
      <text:p text:style-name="P3">Abdinasir Ismail Ali.</text:p>
      <text:p text:style-name="P3"/>
      <text:p text:style-name="P3"/>
      <text:p text:style-name="P3"/>
      <text:p text:style-name="P6"><text:span text:style-name="T2">Cache Memory</text:span> is a special very high-speed memory. It is used to speed up and synchronizing with high-speed CPU. Cache memory is costlier than main memory or disk memory but economical than CPU registers. Cache memory is an extremely fast memory type that acts as a buffer between RAM and the CPU. It holds frequently requested data and instructions so that they are immediately available to the CPU when needed.</text:p>
      <text:p text:style-name="P9">Cache memory is used to reduce the average time to access data from the Main memory. The cache is a smaller and faster memory which stores copies of the data from frequently used main memory locations. There are various different independent caches in a CPU, which store instructions and data.</text:p>
      <text:p text:style-name="P6">data.</text:p>
      <text:p text:style-name="P10"/>
      <text:p text:style-name="P3"/>
      <text:p text:style-name="P3"/>
      <text:p text:style-name="P7">Levels of memory:</text:p>
      <text:list xml:id="list681250631" text:style-name="L1">
        <text:list-item>
          <text:p text:style-name="P17"><text:span text:style-name="T2">Level 1 or Register –</text:span><text:line-break/>It is a type of memory in which data is stored and accepted that are <text:soft-page-break/>immediately stored in CPU. Most commonly used register is accumulator, Program counter, address register etc.</text:p>
        </text:list-item>
        <text:list-item>
          <text:p text:style-name="P17"><text:span text:style-name="T2">Level 2 or Cache memory –</text:span><text:line-break/>It is the fastest memory which has faster access time where data is temporarily stored for faster access.</text:p>
        </text:list-item>
        <text:list-item>
          <text:p text:style-name="P17"><text:span text:style-name="T2">Level 3 or Main Memory –</text:span><text:line-break/>It is memory on which computer works currently. It is small in size and once power is off data no longer stays in this memory.</text:p>
        </text:list-item>
        <text:list-item>
          <text:p text:style-name="P17"><text:span text:style-name="T2">Level 4 or Secondary Memory –</text:span><text:line-break/>It is external memory which is not as fast as main memory but data stays permanently in this memory.</text:p>
        </text:list-item>
      </text:list>
      <text:p text:style-name="Text_20_body"><text:line-break/></text:p>
      <text:p text:style-name="P12"><text:span text:style-name="T2">Cache Mapping:</text:span><text:line-break/>There are three different types of mapping used for the purpose of cache memory which are as follows: Direct mapping, Associative mapping, and Set-Associative mapping. These are explained below.</text:p>
      <text:list xml:id="list553281609" text:style-name="L2">
        <text:list-item>
          <text:p text:style-name="P20"><text:span text:style-name="Strong_20_Emphasis"><text:span text:style-name="T4">Direct Mapping –</text:span></text:span><text:span text:style-name="T3"><text:line-break/>The simplest technique, known as direct mapping, maps each block of main memory into only one possible cache line. or<text:line-break/>In Direct mapping, assigne each memory block to a specific line in the cache. If a line is previously taken up by a memory block when a new block needs to be loaded, the old block is trashed. An address space is split into two parts index field and a tag field. The cache is used to store the tag field whereas the rest is stored in the main memory. Direct mapping`s performance is directly proportional to the Hit ratio.</text:span></text:p>
          <text:p text:style-name="P1">i = j modulo m</text:p>
          <text:p text:style-name="P1">where</text:p>
          <text:p text:style-name="P1">i=cache line number</text:p>
          <text:p text:style-name="P1">j= main memory block number</text:p>
          <text:p text:style-name="P1"><text:soft-page-break/>m=number of lines in the cache</text:p>
          <text:p text:style-name="P2"/>
        </text:list-item>
      </text:list>
      <text:p text:style-name="Text_20_body"/>
      <text:p text:style-name="P3"><text:span text:style-name="T5">For purposes of cache access, each main memory address can be viewed as consisting of three fields. The least significant w bits identify a unique word or byte within a block of main memory. In most contemporary machines, the address is at the byte level. The remaining s bits specify one of the 2</text:span><text:span text:style-name="T9">s</text:span><text:span text:style-name="T11"> </text:span><text:span text:style-name="T5">blocks of main memory. The cache logic interprets these s bits as a tag of s-r bits (most significant portion) and a line field of r bits. This latter field identifies one of the m=2</text:span><text:span text:style-name="T9">r</text:span><text:span text:style-name="T11"> </text:span><text:span text:style-name="T5">lines of the cache.</text:span></text:p>
      <text:p text:style-name="P3"><text:span text:style-name="T5"/></text:p>
      <text:p text:style-name="P3"><text:span text:style-name="T5"/></text:p>
      <text:p text:style-name="P4"><text:span text:style-name="Strong_20_Emphasis"><text:span text:style-name="T10">Associative Mapping </text:span></text:span><text:span text:style-name="Strong_20_Emphasis"><text:span text:style-name="T6">–</text:span></text:span></text:p>
      <text:p text:style-name="P4"><text:span text:style-name="T5"><text:line-break/>In this type of mapping, the associative memory is used to store content and addresses of the memory word. Any block can go into any line of the cache. This means that the word id bits are used to identify which word in the block is needed, but the tag becomes all of the remaining bits. This enables the placement of any word at any place in the cache memory. It is considered to be the fastest and the most flexible mapping form.</text:span></text:p>
      <text:p text:style-name="P4"><text:span text:style-name="T5"/></text:p>
      <text:p text:style-name="P4"><text:span text:style-name="T5"/></text:p>
      <text:p text:style-name="P4"><text:span text:style-name="Strong_20_Emphasis"><text:span text:style-name="T10">Set-associative Mapping</text:span></text:span><text:span text:style-name="Strong_20_Emphasis"><text:span text:style-name="T6"> –</text:span></text:span></text:p>
      <text:p text:style-name="P4"><text:span text:style-name="T5"><text:line-break/>This form of mapping is an enhanced form of direct mapping where the drawbacks of direct mapping are removed. Set associative addresses the problem of possible thrashing in the direct mapping method. It does this by saying that instead of having exactly one line that a block can map to in the cache, we will group a few lines together creating a </text:span><text:span text:style-name="Strong_20_Emphasis"><text:span text:style-name="Emphasis"><text:span text:style-name="T6">set</text:span></text:span></text:span><text:span text:style-name="T5">. Then a block in memory can map to any one of the lines of a specific set..Set-associative mapping allows that each word that is present in the cache can have two or more words in the main memory for the same index address. Set associative cache mapping combines the best of direct and associative cache mapping techniques.</text:span></text:p>
      <text:p text:style-name="P11">In this case, the cache consists of a number of sets, each of which consists of a number of lines. The relationships are</text:p>
      <text:p text:style-name="Text_20_body"><text:line-break/><text:span text:style-name="T7"><text:line-break/></text:span><text:span text:style-name="T8">Application of Cache Memory –</text:span></text:p>
      <text:list xml:id="list3915351038" text:style-name="L3">
        <text:list-item>
          <text:p text:style-name="P18"><text:soft-page-break/>Usually, the cache memory can store a reasonable number of blocks at any given time, but this number is small compared to the total number of blocks in the main memory.</text:p>
        </text:list-item>
        <text:list-item>
          <text:p text:style-name="P18">The correspondence between the main memory blocks and those in the cache is specified by a mapping function.</text:p>
        </text:list-item>
      </text:list>
      <text:p text:style-name="Text_20_body"><text:span text:style-name="T7"/></text:p>
      <text:p text:style-name="Text_20_body"><text:span text:style-name="T7"/></text:p>
      <text:p text:style-name="P13"><text:span text:style-name="T17">Types of Cache –</text:span></text:p>
      <text:list xml:id="list3840241338" text:style-name="L4">
        <text:list-item>
          <text:p text:style-name="P19"><text:span text:style-name="T2">Primary Cache –</text:span><text:line-break/>A primary cache is always located on the processor chip. This cache is small and its access time is comparable to that of processor registers.</text:p>
        </text:list-item>
        <text:list-item>
          <text:p text:style-name="P19"><text:span text:style-name="T2">Secondary Cache –</text:span><text:line-break/>Secondary cache is placed between the primary cache and the rest of the memory. It is referred to as the level 2 (L2) cache. Often, the Level 2 cache is also housed on the processor chip.</text:p>
        </text:list-item>
      </text:list>
      <text:p text:style-name="Text_20_body"><text:span text:style-name="T7"/></text:p>
      <text:p text:style-name="Text_20_body"><text:span text:style-name="T7"/></text:p>
      <text:p text:style-name="P14"><text:span text:style-name="T18">Locality of reference –</text:span><text:span text:style-name="T19"><text:line-break/>Since size of cache memory is less as compared to main memory. So to check which part of main memory should be given priority and loaded in cache is decided based on locality of reference.</text:span></text:p>
      <text:p text:style-name="P13">Types of Locality of reference</text:p>
      <text:list xml:id="list2793844405" text:style-name="L5">
        <text:list-item>
          <text:p text:style-name="P21"><text:span text:style-name="Strong_20_Emphasis"><text:span text:style-name="T6">Spatial Locality of reference</text:span></text:span><text:span text:style-name="T5"><text:line-break/>This says that there is a chance that element will be present in the close proximity to the reference point and next time if again searched then more close proximity to the point of reference.</text:span></text:p>
        </text:list-item>
        <text:list-item>
          <text:p text:style-name="P21"><text:span text:style-name="Strong_20_Emphasis"><text:span text:style-name="T6">Temporal Locality of reference</text:span></text:span><text:span text:style-name="T5"><text:line-break/>In this Least recently used algorithm will be used. Whenever there is page fault occurs within a word will not only load word in main memory but complete page fault will be loaded because spatial locality of reference rule </text:span><text:soft-page-break/><text:span text:style-name="T5">says that if you are referring any word next word will be referred in its register that’s why we load complete page table so the complete block will be loaded.</text:span></text:p>
        </text:list-item>
      </text:list>
      <text:p text:style-name="Text_20_body"><text:span text:style-name="T7"/></text:p>
      <text:p text:style-name="P3"/>
      <text:p text:style-name="P5"><text:span text:style-name="Strong_20_Emphasis"><text:span text:style-name="T16">How to </text:span></text:span><text:span text:style-name="Strong_20_Emphasis"><text:span text:style-name="T15">Optimiz</text:span></text:span><text:span text:style-name="Strong_20_Emphasis"><text:span text:style-name="T16">e</text:span></text:span><text:span text:style-name="Strong_20_Emphasis"><text:span text:style-name="T15"> Cache Performance</text:span></text:span></text:p>
      <text:p text:style-name="P15"><text:span text:style-name="T13">In the list below,</text:span><text:span text:style-name="Emphasis"><text:span text:style-name="T13"> Reference 2.</text:span></text:span><text:span text:style-name="T13"> suggests the following as five categories of activity for optimizing cache performance:</text:span></text:p>
      <text:list xml:id="list2674764358" text:style-name="L6">
        <text:list-item>
          <text:p text:style-name="P16"><text:span text:style-name="Emphasis"><text:span text:style-name="T13">Reducing the hit time</text:span></text:span><text:span text:style-name="T13"> – Small and simple first-level caches and way-prediction. Both techniques also generally decrease power consumption.</text:span></text:p>
        </text:list-item>
        <text:list-item>
          <text:p text:style-name="P16"><text:span text:style-name="Emphasis"><text:span text:style-name="T13">Increasing cache bandwidth</text:span></text:span><text:span text:style-name="T13"> – Pipelined caches, multi-banked caches, and non-blocking caches. These techniques have varying impacts on power consumption.</text:span></text:p>
        </text:list-item>
        <text:list-item>
          <text:p text:style-name="P16"><text:span text:style-name="Emphasis"><text:span text:style-name="T13">Reducing the miss penalty</text:span></text:span><text:span text:style-name="T13"> – Critical word first and merging write buffers. These optimizations have little impact on power.</text:span></text:p>
        </text:list-item>
        <text:list-item>
          <text:p text:style-name="P16"><text:span text:style-name="Emphasis"><text:span text:style-name="T13">Reducing the miss rate</text:span></text:span><text:span text:style-name="T13"> – Compiler optimizations. Obviously any improvement at compile time improves power consumption.</text:span></text:p>
        </text:list-item>
        <text:list-item>
          <text:p text:style-name="P8"><text:span text:style-name="Emphasis"><text:span text:style-name="T13">Reducing the miss penalty or miss rate via parallelism</text:span></text:span><text:span text:style-name="T13"> – Hardware prefetching and compiler prefetching. These optimizations generally increase power consumption, primarily due to prefetched data that are unused.</text:span></text:p>
        </text:list-item>
      </text:list>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ospace"/>
    <style:font-face style:name="Lohit Devanagari1" svg:font-family="'Lohit Devanagari'"/>
    <style:font-face style:name="Raleway" svg:font-family="Raleway, Arial, Helvetica, sans-serif"/>
    <style:font-face style:name="urw-din" svg:font-family="urw-din, sans-serif"/>
    <style:font-face style:name="var font-din" svg:font-family="'var font-di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19:04:06.342136893</meta:creation-date>
    <dc:date>2020-11-19T20:03:52.894253225</dc:date>
    <meta:editing-duration>PT8M44S</meta:editing-duration>
    <meta:editing-cycles>1</meta:editing-cycles>
    <meta:document-statistic meta:table-count="0" meta:image-count="0" meta:object-count="0" meta:page-count="5" meta:paragraph-count="45" meta:word-count="1147" meta:character-count="6626" meta:non-whitespace-character-count="5497"/>
    <meta:generator>LibreOffice/6.4.6.2$Linux_X86_64 LibreOffice_project/40$Build-2</meta:generator>
  </office:meta>
</office:document-meta>
</file>